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0639in" table:align="left"/>
    </style:style>
    <style:style style:name="Table1.A" style:family="table-column">
      <style:table-column-properties style:column-width="0.4986in"/>
    </style:style>
    <style:style style:name="Table1.B" style:family="table-column">
      <style:table-column-properties style:column-width="1.3764in"/>
    </style:style>
    <style:style style:name="Table1.C" style:family="table-column">
      <style:table-column-properties style:column-width="1.6889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019db" officeooo:paragraph-rsid="000019db"/>
    </style:style>
    <style:style style:name="P2" style:family="paragraph" style:parent-style-name="Standard">
      <style:text-properties officeooo:rsid="000019db" officeooo:paragraph-rsid="00020c96"/>
    </style:style>
    <style:style style:name="P3" style:family="paragraph" style:parent-style-name="Standard">
      <style:text-properties officeooo:rsid="000019db" officeooo:paragraph-rsid="0009cff9"/>
    </style:style>
    <style:style style:name="P4" style:family="paragraph" style:parent-style-name="Standard">
      <style:text-properties fo:font-weight="bold" officeooo:rsid="000019db" officeooo:paragraph-rsid="000019db" style:font-weight-asian="bold" style:font-weight-complex="bold"/>
    </style:style>
    <style:style style:name="P5" style:family="paragraph" style:parent-style-name="Standard">
      <style:text-properties fo:font-weight="bold" officeooo:rsid="00020c96" officeooo:paragraph-rsid="00020c96" style:font-weight-asian="bold" style:font-weight-complex="bold"/>
    </style:style>
    <style:style style:name="P6" style:family="paragraph" style:parent-style-name="Standard">
      <style:text-properties fo:font-weight="bold" officeooo:rsid="00020c96" officeooo:paragraph-rsid="00074db5" style:font-weight-asian="bold" style:font-weight-complex="bold"/>
    </style:style>
    <style:style style:name="P7" style:family="paragraph" style:parent-style-name="Standard">
      <style:text-properties fo:font-weight="bold" officeooo:rsid="00050e06" officeooo:paragraph-rsid="00050e0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0019db" officeooo:paragraph-rsid="000019db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020c96" officeooo:paragraph-rsid="00020c96"/>
    </style:style>
    <style:style style:name="P10" style:family="paragraph" style:parent-style-name="Standard">
      <style:text-properties officeooo:rsid="00020c96" officeooo:paragraph-rsid="00023ca9"/>
    </style:style>
    <style:style style:name="P11" style:family="paragraph" style:parent-style-name="Standard">
      <style:text-properties officeooo:rsid="00020c96" officeooo:paragraph-rsid="00031714"/>
    </style:style>
    <style:style style:name="P12" style:family="paragraph" style:parent-style-name="Standard">
      <style:text-properties officeooo:rsid="00020c96" officeooo:paragraph-rsid="00050e06"/>
    </style:style>
    <style:style style:name="P13" style:family="paragraph" style:parent-style-name="Standard">
      <style:text-properties officeooo:rsid="00020c96" officeooo:paragraph-rsid="0005c793"/>
    </style:style>
    <style:style style:name="P14" style:family="paragraph" style:parent-style-name="Standard">
      <style:text-properties officeooo:rsid="00020c96" officeooo:paragraph-rsid="00074db5"/>
    </style:style>
    <style:style style:name="P15" style:family="paragraph" style:parent-style-name="Standard">
      <style:text-properties officeooo:rsid="00023ca9" officeooo:paragraph-rsid="00023ca9"/>
    </style:style>
    <style:style style:name="P16" style:family="paragraph" style:parent-style-name="Standard">
      <style:text-properties officeooo:rsid="00031714" officeooo:paragraph-rsid="00023ca9"/>
    </style:style>
    <style:style style:name="P17" style:family="paragraph" style:parent-style-name="Standard">
      <style:text-properties officeooo:rsid="00031714" officeooo:paragraph-rsid="00031714"/>
    </style:style>
    <style:style style:name="P18" style:family="paragraph" style:parent-style-name="Standard">
      <style:text-properties fo:font-weight="normal" officeooo:rsid="00020c96" officeooo:paragraph-rsid="00074db5" style:font-weight-asian="normal" style:font-weight-complex="normal"/>
    </style:style>
    <style:style style:name="P19" style:family="paragraph" style:parent-style-name="Standard">
      <style:text-properties fo:font-weight="normal" officeooo:rsid="00074db5" officeooo:paragraph-rsid="00074db5" style:font-weight-asian="normal" style:font-weight-complex="normal"/>
    </style:style>
    <style:style style:name="P20" style:family="paragraph" style:parent-style-name="Standard">
      <style:text-properties fo:font-weight="normal" officeooo:rsid="0007eb43" officeooo:paragraph-rsid="0007eb43" style:font-weight-asian="normal" style:font-weight-complex="normal"/>
    </style:style>
    <style:style style:name="P21" style:family="paragraph" style:parent-style-name="Standard">
      <style:text-properties officeooo:rsid="0009cff9" officeooo:paragraph-rsid="0009cff9"/>
    </style:style>
    <style:style style:name="P22" style:family="paragraph" style:parent-style-name="Standard">
      <style:text-properties style:text-underline-style="solid" style:text-underline-width="auto" style:text-underline-color="font-color" officeooo:rsid="00023ca9" officeooo:paragraph-rsid="00023ca9"/>
    </style:style>
    <style:style style:name="P2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019db" officeooo:paragraph-rsid="000019db"/>
    </style:style>
    <style:style style:name="P2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019db" officeooo:paragraph-rsid="0009cff9"/>
    </style:style>
    <style:style style:name="P2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20c96" officeooo:paragraph-rsid="00020c96"/>
    </style:style>
    <style:style style:name="P26" style:family="paragraph" style:parent-style-name="Table_20_Contents">
      <style:text-properties officeooo:rsid="00050e06" officeooo:paragraph-rsid="00050e06"/>
    </style:style>
    <style:style style:name="P27" style:family="paragraph" style:parent-style-name="Table_20_Contents">
      <style:text-properties fo:font-weight="bold" officeooo:rsid="00050e06" officeooo:paragraph-rsid="00050e06" style:font-weight-asian="bold" style:font-weight-complex="bold"/>
    </style:style>
    <style:style style:name="P28" style:family="paragraph" style:parent-style-name="Table_20_Contents">
      <style:text-properties style:text-position="0% 100%" fo:font-weight="bold" officeooo:rsid="00050e06" officeooo:paragraph-rsid="00050e06" style:font-weight-asian="bold" style:font-weight-complex="bold"/>
    </style:style>
    <style:style style:name="P29" style:family="paragraph" style:parent-style-name="Table_20_Contents">
      <style:text-properties officeooo:rsid="00054277" officeooo:paragraph-rsid="00054277"/>
    </style:style>
    <style:style style:name="P30" style:family="paragraph" style:parent-style-name="Table_20_Contents">
      <style:text-properties officeooo:rsid="0005c793" officeooo:paragraph-rsid="0005c793"/>
    </style:style>
    <style:style style:name="T1" style:family="text">
      <style:text-properties officeooo:rsid="00020c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0c96" style:font-weight-asian="bold" style:font-weight-complex="bold"/>
    </style:style>
    <style:style style:name="T4" style:family="text">
      <style:text-properties fo:font-weight="bold" officeooo:rsid="00023ca9" style:font-weight-asian="bold" style:font-weight-complex="bold"/>
    </style:style>
    <style:style style:name="T5" style:family="text">
      <style:text-properties fo:font-weight="bold" officeooo:rsid="00050e06" style:font-weight-asian="bold" style:font-weight-complex="bold"/>
    </style:style>
    <style:style style:name="T6" style:family="text">
      <style:text-properties fo:font-weight="bold" officeooo:rsid="00054277" style:font-weight-asian="bold" style:font-weight-complex="bold"/>
    </style:style>
    <style:style style:name="T7" style:family="text">
      <style:text-properties fo:font-weight="bold" officeooo:rsid="00074db5" style:font-weight-asian="bold" style:font-weight-complex="bold"/>
    </style:style>
    <style:style style:name="T8" style:family="text">
      <style:text-properties fo:font-weight="bold" officeooo:rsid="0007eb43" style:font-weight-asian="bold" style:font-weight-complex="bold"/>
    </style:style>
    <style:style style:name="T9" style:family="text">
      <style:text-properties fo:font-weight="bold" officeooo:rsid="0009cff9" style:font-weight-asian="bold" style:font-weight-complex="bold"/>
    </style:style>
    <style:style style:name="T10" style:family="text">
      <style:text-properties officeooo:rsid="00023ca9"/>
    </style:style>
    <style:style style:name="T11" style:family="text">
      <style:text-properties officeooo:rsid="00031714"/>
    </style:style>
    <style:style style:name="T12" style:family="text">
      <style:text-properties fo:font-weight="normal" officeooo:rsid="00050e06" style:font-weight-asian="normal" style:font-weight-complex="normal"/>
    </style:style>
    <style:style style:name="T13" style:family="text">
      <style:text-properties fo:font-weight="normal" officeooo:rsid="00074db5" style:font-weight-asian="normal" style:font-weight-complex="normal"/>
    </style:style>
    <style:style style:name="T14" style:family="text">
      <style:text-properties officeooo:rsid="00054277"/>
    </style:style>
    <style:style style:name="T15" style:family="text">
      <style:text-properties officeooo:rsid="00074db5"/>
    </style:style>
    <style:style style:name="T16" style:family="text">
      <style:text-properties officeooo:rsid="0009cf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aundry management system</text:p>
      <text:p text:style-name="P1"/>
      <text:p text:style-name="P1"><text:span text:style-name="T2">register with </text:span><text:span text:style-name="T3">email</text:span></text:p>
      <text:p text:style-name="P1">login <text:span text:style-name="T1">or register page</text:span></text:p>
      <text:p text:style-name="P23">fill details</text:p>
      <text:p text:style-name="P5">placing order…</text:p>
      <text:p text:style-name="P5"><text:tab/>select day...</text:p>
      <text:p text:style-name="P2"><text:tab/>toda<text:span text:style-name="T1">y</text:span></text:p>
      <text:p text:style-name="P17"><text:tab/>tomorrow</text:p>
      <text:p text:style-name="P17"><text:s text:c="12"/>day after tomorrow</text:p>
      <text:p text:style-name="P1"><text:tab/>___place order___</text:p>
      <text:p text:style-name="P23"/>
      <text:p text:style-name="P4"><text:tab/>select slot<text:span text:style-name="T11">(both pickup and delivery)</text:span>--------</text:p>
      <text:p text:style-name="P7"><text:s text:c="13"/>(disabled on holidays and sundays)</text:p>
      <text:p text:style-name="P1"><text:tab/>*<text:span text:style-name="T16">8</text:span> a.m to <text:span text:style-name="T11">10 a.m(slot 1)</text:span></text:p>
      <text:p text:style-name="P1"><text:tab/>*<text:span text:style-name="T16">10</text:span> <text:span text:style-name="T16">a</text:span>.m to <text:span text:style-name="T16">12p</text:span>.m<text:span text:style-name="T16">(slot 2)</text:span></text:p>
      <text:p text:style-name="P1"><text:s text:c="12"/>*<text:span text:style-name="T16">1p.m to 3 p.m(slot 3)</text:span></text:p>
      <text:p text:style-name="P3"><text:s text:c="12"/>*<text:span text:style-name="T16">3p.m to 5 p.m(slot 4)</text:span></text:p>
      <text:p text:style-name="P24"><text:s text:c="13"/>*<text:span text:style-name="T16">5p.m to 7 p.m(slot 5)</text:span></text:p>
      <text:p text:style-name="P5"><text:tab/>add on services…(if any)</text:p>
      <text:p text:style-name="P9"><text:tab/>Emulsifier</text:p>
      <text:p text:style-name="P9"><text:tab/>Neutraliser</text:p>
      <text:p text:style-name="P9"><text:tab/>Softener</text:p>
      <text:p text:style-name="P25"><text:tab/>Antiseptic</text:p>
      <text:p text:style-name="P9"><text:s text:c="9"/><text:span text:style-name="T4"><text:s text:c="2"/></text:span><text:span text:style-name="T5">ORDER SPECIFICATIONS...</text:span></text:p>
      <text:p text:style-name="P11"><text:span text:style-name="T4"><text:s/><text:tab/></text:span><text:span text:style-name="T5">(minimum </text:span><text:span text:style-name="T7">200</text:span><text:span text:style-name="T5">.s) <text:s text:c="3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28">S.NO</text:p>
          </table:table-cell>
          <table:table-cell table:style-name="Table1.A1" office:value-type="string">
            <text:p text:style-name="P27">CLOTH TYPE</text:p>
          </table:table-cell>
          <table:table-cell table:style-name="Table1.A1" office:value-type="string">
            <text:p text:style-name="P27">WASHING TYPE</text:p>
          </table:table-cell>
          <table:table-cell table:style-name="Table1.A1" office:value-type="string">
            <text:p text:style-name="P27">QUANTITY</text:p>
          </table:table-cell>
          <table:table-cell table:style-name="Table1.E1" office:value-type="string">
            <text:p text:style-name="P27"><text:s/>AMOUNT</text:p>
          </table:table-cell>
        </table:table-row>
        <table:table-row>
          <table:table-cell table:style-name="Table1.A2" office:value-type="string">
            <text:p text:style-name="P26">1</text:p>
          </table:table-cell>
          <table:table-cell table:style-name="Table1.A2" office:value-type="string">
            <text:p text:style-name="P29">TOP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9">SHIRT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3</text:p>
          </table:table-cell>
          <table:table-cell table:style-name="Table1.A2" office:value-type="string">
            <text:p text:style-name="P29">TROUSER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9">DRESS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5</text:p>
          </table:table-cell>
          <table:table-cell table:style-name="Table1.A2" office:value-type="string">
            <text:p text:style-name="P29">SARE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9">BABY ITEM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6">7</text:p>
          </table:table-cell>
          <table:table-cell table:style-name="Table1.A2" office:value-type="string">
            <text:p text:style-name="P29">SUITS,JACKET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>8</text:p>
          </table:table-cell>
          <table:table-cell table:style-name="Table1.A2" office:value-type="string">
            <text:p text:style-name="P29">SOCKS,GLOVE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>9</text:p>
          </table:table-cell>
          <table:table-cell table:style-name="Table1.A2" office:value-type="string">
            <text:p text:style-name="P29">BED SHEET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>10</text:p>
          </table:table-cell>
          <table:table-cell table:style-name="Table1.A2" office:value-type="string">
            <text:p text:style-name="P29">CURTAIN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0">15</text:p>
          </table:table-cell>
          <table:table-cell table:style-name="Table1.A2" office:value-type="string">
            <text:p text:style-name="P29">OTHER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9">TOTAL</text:p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2"><text:span text:style-name="T14">OTHERS...carpets,pillows,caps,scarfs,soft toys </text:span></text:p>
      <text:p text:style-name="P12"><text:s/></text:p>
      <text:p text:style-name="P7"><text:s text:c="3"/>WASHING TYPES...</text:p>
      <text:p text:style-name="P12"><text:s text:c="3"/><text:span text:style-name="T10">washing</text:span></text:p>
      <text:p text:style-name="P13"><text:soft-page-break/><text:s text:c="3"/><text:span text:style-name="T10">washing+ ironing</text:span></text:p>
      <text:p text:style-name="P13"><text:span text:style-name="T5"><text:s text:c="3"/></text:span><text:span text:style-name="T12">dry cleaning</text:span><text:span text:style-name="T4"> <text:s text:c="9"/></text:span><text:span text:style-name="T2"><text:tab/></text:span></text:p>
      <text:p text:style-name="P10"><text:span text:style-name="T2">order confirmation…</text:span><text:span text:style-name="T6">(order id)</text:span></text:p>
      <text:p text:style-name="P14"><text:span text:style-name="T6"><text:s text:c="6"/></text:span><text:span text:style-name="T7"><text:s text:c="5"/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span text:style-name="T7">order confirmation form…</text:span></text:p>
            <text:p text:style-name="P14"><text:span text:style-name="T7"/></text:p>
            <text:p text:style-name="P19"><text:span text:style-name="T2"><text:s text:c="16"/>pickup <text:s text:c="4"/></text:span><text:s text:c="55"/><text:span text:style-name="T2"><text:s/>delivery</text:span></text:p>
            <text:p text:style-name="P19"><text:s text:c="16"/>date <text:s text:c="66"/>date</text:p>
            <text:p text:style-name="P19"><text:span text:style-name="T15"><text:s text:c="16"/>t</text:span>ime <text:s text:c="66"/>time</text:p>
            <text:p text:style-name="P14"><text:span text:style-name="T7"/></text:p>
            <text:p text:style-name="P14"><text:span text:style-name="T7"><text:s text:c="16"/>order id: </text:span><text:span text:style-name="T13">(generation)</text:span></text:p>
            <text:p text:style-name="P14"><text:span text:style-name="T13"><text:s text:c="8"/></text:span><text:span text:style-name="T7"><text:s text:c="8"/></text:span><text:span text:style-name="T8">total payment:</text:span><text:span text:style-name="T7"> <text:s/></text:span><text:span text:style-name="T13"><text:s text:c="11"/></text:span></text:p>
            <text:p text:style-name="P6"><text:span text:style-name="T15"><text:s text:c="16"/>address:</text:span><text:span text:style-name="T13">(delivery address)</text:span></text:p>
            <text:p text:style-name="P18"><text:s/></text:p>
          </table:table-cell>
        </table:table-row>
      </table:table>
      <text:p text:style-name="P14"><text:span text:style-name="T6"><text:s text:c="5"/></text:span></text:p>
      <text:p text:style-name="P10"><text:span text:style-name="T6"/></text:p>
      <text:p text:style-name="P15"><text:span text:style-name="T2">discount coupon…</text:span><text:span text:style-name="T7">(above 300)</text:span></text:p>
      <text:p text:style-name="P20"><text:span text:style-name="T15">a</text:span>bove 300 r.s in one lot</text:p>
      <text:p text:style-name="P16"><text:span text:style-name="T2"/></text:p>
      <text:p text:style-name="P15"><text:span text:style-name="T2">cancel order(</text:span><text:span text:style-name="T9">within 1 hr of booking</text:span><text:span text:style-name="T2">)….</text:span></text:p>
      <text:p text:style-name="P20"><text:span text:style-name="T16">4</text:span>0 rupees will be deducted</text:p>
      <text:p text:style-name="P15"><text:span text:style-name="T2"/></text:p>
      <text:p text:style-name="P15"><text:span text:style-name="T2">Status..</text:span></text:p>
      <text:p text:style-name="P15"><text:span text:style-name="T2"/></text:p>
      <text:p text:style-name="P15"><text:span text:style-name="T2"/></text:p>
      <text:p text:style-name="P10"><text:span text:style-name="T4">reviews…</text:span></text:p>
      <text:p text:style-name="P10"><text:span text:style-name="T4"/></text:p>
      <text:p text:style-name="P10"><text:span text:style-name="T4"/></text:p>
      <text:p text:style-name="P22"><text:span text:style-name="T2">technologies….</text:span></text:p>
      <text:p text:style-name="P21"><text:span text:style-name="T2">PYTHON</text:span></text:p>
      <text:p text:style-name="P21"><text:span text:style-name="T2">DJANGO</text:span></text:p>
      <text:p text:style-name="P21"><text:span text:style-name="T2">BOOT STRAP</text:span></text:p>
      <text:p text:style-name="P21"><text:span text:style-name="T2">MY SQL</text:span></text:p>
      <text:p text:style-name="P21"><text:span text:style-name="T2">HTML</text:span></text:p>
      <text:p text:style-name="P21"><text:span text:style-name="T2">CSS</text:span></text:p>
      <text:p text:style-name="P2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03:12.847072251</meta:creation-date>
    <dc:date>2019-05-09T16:32:27.179341359</dc:date>
    <meta:editing-duration>PT44M29S</meta:editing-duration>
    <meta:editing-cycles>1</meta:editing-cycles>
    <meta:document-statistic meta:table-count="2" meta:image-count="0" meta:object-count="0" meta:page-count="2" meta:paragraph-count="82" meta:word-count="162" meta:character-count="1455" meta:non-whitespace-character-count="936"/>
    <meta:generator>LibreOffice/5.1.6.2$Linux_X86_64 LibreOffice_project/10m0$Build-2</meta:generator>
  </office:meta>
</office:document-meta>
</file>